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language="pl" fo:country="PL" officeooo:rsid="0003dee4" officeooo:paragraph-rsid="0003dee4"/>
    </style:style>
    <style:style style:name="P2" style:family="paragraph" style:parent-style-name="Text_20_body">
      <style:text-properties fo:font-weight="bold" officeooo:rsid="0010004f" officeooo:paragraph-rsid="0010004f" style:font-weight-asian="bold" style:font-weight-complex="bold"/>
    </style:style>
    <style:style style:name="P3" style:family="paragraph" style:parent-style-name="Text_20_body">
      <style:text-properties fo:font-weight="normal" officeooo:rsid="000defeb" officeooo:paragraph-rsid="000defeb" style:font-weight-asian="normal" style:font-weight-complex="normal"/>
    </style:style>
    <style:style style:name="P4" style:family="paragraph" style:parent-style-name="Text_20_body">
      <style:text-properties officeooo:rsid="000c5c60" officeooo:paragraph-rsid="000c5c60"/>
    </style:style>
    <style:style style:name="P5" style:family="paragraph" style:parent-style-name="Text_20_body" style:list-style-name="L6">
      <style:text-properties officeooo:rsid="000c5c60" officeooo:paragraph-rsid="000c5c60"/>
    </style:style>
    <style:style style:name="P6" style:family="paragraph" style:parent-style-name="Text_20_body" style:list-style-name="L6">
      <style:text-properties officeooo:paragraph-rsid="000c5c60"/>
    </style:style>
    <style:style style:name="P7" style:family="paragraph" style:parent-style-name="Text_20_body" style:list-style-name="L8">
      <style:text-properties officeooo:paragraph-rsid="000c5c60"/>
    </style:style>
    <style:style style:name="P8" style:family="paragraph" style:parent-style-name="Text_20_body">
      <style:text-properties officeooo:rsid="000defeb" officeooo:paragraph-rsid="000defeb"/>
    </style:style>
    <style:style style:name="P9" style:family="paragraph" style:parent-style-name="Text_20_body">
      <style:text-properties officeooo:rsid="000f7e75" officeooo:paragraph-rsid="000f7e75"/>
    </style:style>
    <style:style style:name="P10" style:family="paragraph" style:parent-style-name="Text_20_body">
      <style:text-properties officeooo:rsid="0010004f" officeooo:paragraph-rsid="0010004f"/>
    </style:style>
    <style:style style:name="P11" style:family="paragraph" style:parent-style-name="Text_20_body" style:list-style-name="L9">
      <style:text-properties officeooo:rsid="0010004f" officeooo:paragraph-rsid="0010004f"/>
    </style:style>
    <style:style style:name="P12" style:family="paragraph" style:parent-style-name="Text_20_body">
      <style:text-properties officeooo:paragraph-rsid="0010004f"/>
    </style:style>
    <style:style style:name="P13" style:family="paragraph" style:parent-style-name="Heading_20_1">
      <style:text-properties fo:language="pl" fo:country="PL" officeooo:rsid="0003dee4" officeooo:paragraph-rsid="0003dee4"/>
    </style:style>
    <style:style style:name="P14" style:family="paragraph" style:parent-style-name="Code">
      <style:text-properties officeooo:rsid="000c5c60" officeooo:paragraph-rsid="000c5c60"/>
    </style:style>
    <style:style style:name="P15" style:family="paragraph" style:parent-style-name="Code">
      <style:text-properties officeooo:rsid="000defeb" officeooo:paragraph-rsid="000defeb"/>
    </style:style>
    <style:style style:name="P16" style:family="paragraph" style:parent-style-name="Code">
      <style:text-properties officeooo:rsid="000defeb" officeooo:paragraph-rsid="000f7e75"/>
    </style:style>
    <style:style style:name="P17" style:family="paragraph" style:parent-style-name="Code">
      <style:text-properties officeooo:rsid="000defeb" officeooo:paragraph-rsid="0010004f"/>
    </style:style>
    <style:style style:name="P18" style:family="paragraph" style:parent-style-name="Heading_20_3">
      <style:text-properties officeooo:paragraph-rsid="000c5c60"/>
    </style:style>
    <style:style style:name="P19" style:family="paragraph" style:parent-style-name="Heading_20_3">
      <style:text-properties fo:font-weight="bold" officeooo:rsid="000c5c60" officeooo:paragraph-rsid="000c5c60" style:font-weight-asian="bold" style:font-weight-complex="bold"/>
    </style:style>
    <style:style style:name="P20" style:family="paragraph" style:parent-style-name="Heading_20_3">
      <style:text-properties fo:font-weight="bold" officeooo:rsid="000c5c60" officeooo:paragraph-rsid="000defeb" style:font-weight-asian="bold" style:font-weight-complex="bold"/>
    </style:style>
    <style:style style:name="P21" style:family="paragraph" style:parent-style-name="Heading_20_3">
      <style:text-properties officeooo:paragraph-rsid="000f7e75"/>
    </style:style>
    <style:style style:name="P22" style:family="paragraph" style:parent-style-name="Heading_20_3">
      <style:text-properties officeooo:rsid="0010004f" officeooo:paragraph-rsid="0010004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c5c60" style:font-weight-asian="normal" style:font-weight-complex="normal"/>
    </style:style>
    <style:style style:name="T3" style:family="text">
      <style:text-properties fo:font-weight="normal" officeooo:rsid="000defeb" style:font-weight-asian="normal" style:font-weight-complex="normal"/>
    </style:style>
    <style:style style:name="T4" style:family="text">
      <style:text-properties officeooo:rsid="000c5c60"/>
    </style:style>
    <style:style style:name="T5" style:family="text">
      <style:text-properties officeooo:rsid="000defeb"/>
    </style:style>
    <style:style style:name="T6" style:family="text">
      <style:text-properties officeooo:rsid="000f7e75"/>
    </style:style>
    <style:style style:name="T7" style:family="text">
      <style:text-properties officeooo:rsid="0010004f"/>
    </style:style>
    <style:style style:name="T8" style:family="text">
      <style:text-properties officeooo:rsid="0010d46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3.76mm" fo:text-indent="-6.35mm" fo:margin-left="13.76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0.11mm" fo:text-indent="-6.35mm" fo:margin-left="20.11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6.46mm" fo:text-indent="-6.35mm" fo:margin-left="26.46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2.81mm" fo:text-indent="-6.35mm" fo:margin-left="32.81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9.16mm" fo:text-indent="-6.35mm" fo:margin-left="39.16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5.51mm" fo:text-indent="-6.35mm" fo:margin-left="45.51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1.86mm" fo:text-indent="-6.35mm" fo:margin-left="51.86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8.21mm" fo:text-indent="-6.35mm" fo:margin-left="58.21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4.56mm" fo:text-indent="-6.35mm" fo:margin-left="64.56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0.91mm" fo:text-indent="-6.35mm" fo:margin-left="70.91m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Kolokwium <text:span text:style-name="T4">3</text:span>a </text:h>
      <text:h text:style-name="P18" text:outline-level="3">Zadanie 1 </text:h>
      <text:p text:style-name="P4"><text:span text:style-name="T1">Rozważ wywołanie w Pythonie 3.X: </text:span></text:p>
      <text:p text:style-name="P14"><text:span text:style-name="T1">foo = range(int(1E8))</text:span></text:p>
      <text:p text:style-name="Standard"><text:span text:style-name="T1">Zaznacz prawdziwe odpowiedzi:</text:span></text:p>
      <text:list xml:id="list5528899474288374867" text:style-name="L8">
        <text:list-item>
          <text:p text:style-name="P7"><text:span text:style-name="T2">Spowoduje zgłoszenie wyjątku – komputer nie ma dostatecznej ilości pamięci</text:span></text:p>
        </text:list-item>
      </text:list>
      <text:list xml:id="list6528472958543044957" text:style-name="L6">
        <text:list-item>
          <text:p text:style-name="P5">Stworzy listę zawierającą 1E8 elementów</text:p>
        </text:list-item>
        <text:list-item>
          <text:p text:style-name="P5"><text:span text:style-name="T1">Wykona się poprawnie</text:span></text:p>
        </text:list-item>
        <text:list-item>
          <text:p text:style-name="P6"><text:span text:style-name="T2">Wywołanie </text:span><text:span text:style-name="Source_20_Text"><text:span text:style-name="T2">len(foo) </text:span></text:span><text:span text:style-name="T4">zwróci </text:span><text:span text:style-name="Source_20_Text"><text:span text:style-name="T2">int(1E8)</text:span></text:span></text:p>
        </text:list-item>
      </text:list>
      <text:h text:style-name="P19" text:outline-level="3">Zadanie 2<text:span text:style-name="T5">a </text:span></text:h>
      <text:p text:style-name="P3">Napisz program odczytujący plik csv. Program powinien ładować dane do listy list (albo równoważnej struktury). Tak że <text:span text:style-name="Source_20_Text">list[row][col]</text:span> zawiera zawartość komórki. Zawartość pliku jest poniżej: </text:p>
      <text:p text:style-name="P15">foo,bar,baz</text:p>
      <text:p text:style-name="P15">baz,bar,foo </text:p>
      <text:p text:style-name="P15">bar,foo,baz</text:p>
      <text:h text:style-name="P20" text:outline-level="3">Zadanie 2<text:span text:style-name="T3">b</text:span></text:h>
      <text:p text:style-name="P8"><text:span text:style-name="T1">Jak zadanie 2a, ale plik ma taką zawartość: </text:span></text:p>
      <text:p text:style-name="P8"><text:span text:style-name="T1">foo|bar|baz</text:span></text:p>
      <text:p text:style-name="P8"><text:span text:style-name="T1">baz|bar|foo</text:span></text:p>
      <text:p text:style-name="P8"><text:span text:style-name="T1">foo|baz|bar</text:span></text:p>
      <text:h text:style-name="P20" text:outline-level="3">Zadanie <text:span text:style-name="T5">3</text:span></text:h>
      <text:p text:style-name="P2">Uwaga:<text:span text:style-name="T1"> pełne punkty będą możliwe do otrzymania tylko za w pełni zwektoryzowany kod </text:span></text:p>
      <text:p text:style-name="P3">Otrzymałeś dane wygenerowane za pomocą takiego wywołania: </text:p>
      <text:p text:style-name="P15">import random, numpy as np</text:p>
      <text:p text:style-name="P15"/>
      <text:p text:style-name="P15">ax1 = random.randint(10, 100)</text:p>
      <text:p text:style-name="P15">ax2 = random.randint(10, 100)</text:p>
      <text:p text:style-name="P15">data = np.random.rand(ax1, ax2)</text:p>
      <text:p text:style-name="Standard">Zadanie polega na znormalizowaniu danych<text:span text:style-name="T6"> w każdym wierszu oddzielnie, to znaczy:</text:span></text:p>
      <text:p text:style-name="Standard"><text:span text:style-name="Source_20_Text">abs(np.sum(data[row]) - 1) &lt; 1E-4</text:span></text:p>
      <text:p text:style-name="Standard">dla każd<text:span text:style-name="T6">ego wiersza, </text:span></text:p>
      <text:h text:style-name="P21" text:outline-level="3"><text:span text:style-name="T6">Zadanie 4</text:span></text:h>
      <text:p text:style-name="P2">Uwaga:<text:span text:style-name="T1"> pełne punkty będa możliwe do otrzymania tylko za w pełni zwektoryzowany kod. </text:span></text:p>
      <text:p text:style-name="P9">Masz jednowymiarową tablicę: </text:p>
      <text:p text:style-name="P16">data = np.random.rand(<text:span text:style-name="T6">1000</text:span>)</text:p>
      <text:p text:style-name="P17"><text:span text:style-name="T7">stddev</text:span> = np.random.rand(<text:span text:style-name="T6">1000</text:span>)</text:p>
      <text:p text:style-name="Text_20_body">która symuluje jakieś dane <text:span text:style-name="T7">pomiarowe. Tablica </text:span><text:span text:style-name="Source_20_Text"><text:span text:style-name="T7">stddev</text:span></text:span><text:span text:style-name="T7"> zawiera niepewności pomiarowe, przy czym </text:span><text:span text:style-name="Source_20_Text"><text:span text:style-name="T7">stddev[ii]</text:span></text:span><text:span text:style-name="T7"> zawiera niepewność </text:span><text:span text:style-name="Source_20_Text"><text:span text:style-name="T7">data[ii]</text:span></text:span><text:span text:style-name="T7">. Nadpisz wartością </text:span><text:span text:style-name="Source_20_Text"><text:span text:style-name="T7">np.nan</text:span></text:span><text:span text:style-name="T7"> wszystkie elementy data w których niepewność jest dwa razy większa od wartości. </text:span></text:p>
      <text:h text:style-name="P22" text:outline-level="3">Zadanie 5</text:h>
      <text:p text:style-name="P10">Masz za zadanie sporządzić mapę zawierającą ilość <text:s/>dostarczanych w Polsce przesyłek pocztowych. Dane dostarcza Ci wiele firm które generują je w różnych formatach. Udało Ci się napisać funkcję: <text:span text:style-name="Source_20_Text">get_data( company_idx)</text:span> która zwraca dane od firmy o indeksie <text:s/><text:span text:style-name="Source_20_Text">company_idx</text:span>, funkcja ta zawsze zwraca słownik zawierający jako klucz kod pocztowy, a jako wartość ilość przesyłek przesłanych do odbiorców pod tym kodem pocztowym. </text:p>
      <text:p text:style-name="P10"/>
      <text:p text:style-name="P10">Nie każdy dostawca dostarczał przesyłki do każdego kodu pocztowego, ale pod część kodów pocztowych trafiały przesyłki od wielu dostawców: </text:p>
      <text:p text:style-name="P10"/>
      <text:p text:style-name="P10"><text:span text:style-name="Source_20_Text">get_data</text:span> przyjmuje indeks firmy przewozowej, indeksy te mogą przyjować wartość od 1 do 100</text:p>
      <text:p text:style-name="P10"/>
      <text:p text:style-name="P10">Napisz program który: </text:p>
      <text:list xml:id="list8574147209932802810" text:style-name="L9">
        <text:list-item>
          <text:p text:style-name="P11">Ładuje dane od wszystkich dostawców </text:p>
        </text:list-item>
        <text:list-item>
          <text:p text:style-name="P11">Tworzy <text:span text:style-name="T8">strukturę</text:span> danych która każdemu kodowi pocztowemu przypisuje ilość paczek dostarczonych pod ten kod. </text:p>
        </text:list-item>
      </text:list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1.99mm" loext:contextual-spacing="true" fo:line-height="100%" fo:background-color="transparent">
        <style:tab-stops/>
        <style:background-image/>
      </style:paragraph-properties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Code" style:family="paragraph" style:parent-style-name="Text_20_body" style:master-page-name="">
      <style:paragraph-properties fo:margin-top="0mm" fo:margin-bottom="2.47mm" loext:contextual-spacing="true" style:page-number="auto"/>
      <style:text-properties style:font-name="Liberation Mono" fo:font-family="'Liberation Mono'" style:font-style-name="Regular" style:font-family-generic="modern" style:font-pitch="fixed" style:font-size-asian="10.5pt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text-properties fo:language="pl" fo:country="PL" officeooo:rsid="0003dee4" officeooo:paragraph-rsid="0003dee4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columns fo:column-count="2" fo:column-gap="0mm">
          <style:column style:rel-width="32767*" fo:start-indent="0mm" fo:end-indent="0mm"/>
          <style:column style:rel-width="32768*" fo:start-indent="0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MP1">Imię i nazwisko: <text:tab/><text:tab/>Numer indeksu: <text:s text:c="44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ek Bzdak</meta:initial-creator>
    <meta:creation-date>2014-10-22T21:09:10.634066788</meta:creation-date>
    <dc:date>2015-01-14T18:49:45.531448112</dc:date>
    <dc:creator>Jacek Bzdak</dc:creator>
    <meta:editing-duration>PT26M30S</meta:editing-duration>
    <meta:editing-cycles>4</meta:editing-cycles>
    <meta:generator>LibreOffice/4.3.3.2$Linux_X86_64 LibreOffice_project/430m0$Build-2</meta:generator>
    <meta:printed-by>Jacek Bzdak</meta:printed-by>
    <meta:print-date>2014-10-22T21:44:20.888711952</meta:print-date>
    <meta:document-statistic meta:table-count="0" meta:image-count="0" meta:object-count="0" meta:page-count="1" meta:paragraph-count="43" meta:word-count="320" meta:character-count="2319" meta:non-whitespace-character-count="1980"/>
  </office:meta>
</office:document-meta>
</file>